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color="#FF0000" fo:font-size="20pt" style:font-size-asian="20pt" style:font-size-complex="20pt"/>
    </style:style>
    <style:style style:name="P2" style:parent-style-name="Standard" style:family="paragraph">
      <style:text-properties fo:color="#FF0000" fo:font-size="15pt" style:font-size-asian="15pt" style:font-size-complex="15pt"/>
    </style:style>
    <style:style style:name="P3" style:parent-style-name="Standard" style:family="paragraph">
      <style:text-properties fo:color="#000000" fo:font-size="14pt" style:font-size-asian="14pt" style:font-size-complex="14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000000" fo:font-size="14pt" style:font-size-asian="14pt" style:font-size-complex="14pt"/>
    </style:style>
    <style:style style:name="P7" style:parent-style-name="Standard" style:family="paragraph">
      <style:text-properties fo:color="#000000" fo:font-size="14pt" style:font-size-asian="14pt" style:font-size-complex="14pt"/>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color="#000000" fo:font-size="14pt" style:font-size-asian="14pt" style:font-size-complex="14pt"/>
    </style:style>
    <style:style style:name="P10" style:parent-style-name="Standard" style:list-style-name="LFO1" style:family="paragraph">
      <style:text-properties fo:color="#000000" fo:font-size="14pt" style:font-size-asian="14pt" style:font-size-complex="14pt"/>
    </style:style>
    <style:style style:name="P11" style:parent-style-name="Standard" style:list-style-name="LFO1" style:family="paragraph">
      <style:text-properties fo:color="#000000" fo:font-size="14pt" style:font-size-asian="14pt" style:font-size-complex="14pt"/>
    </style:style>
    <style:style style:name="P12" style:parent-style-name="Standard" style:family="paragraph">
      <style:text-properties fo:color="#000000" fo:font-size="14pt" style:font-size-asian="14pt" style:font-size-complex="14pt"/>
    </style:style>
    <style:style style:name="P13" style:parent-style-name="Standard" style:family="paragraph">
      <style:text-properties fo:color="#000000" fo:font-size="14pt" style:font-size-asian="14pt" style:font-size-complex="14pt"/>
    </style:style>
    <style:style style:name="P14" style:parent-style-name="Standard" style:family="paragraph">
      <style:text-properties fo:color="#000000" fo:font-size="14pt" style:font-size-asian="14pt" style:font-size-complex="14pt"/>
    </style:style>
    <style:style style:name="P15" style:parent-style-name="Standard" style:family="paragraph">
      <style:text-properties fo:color="#000000" fo:font-size="14pt" style:font-size-asian="14pt" style:font-size-complex="14pt"/>
    </style:style>
    <style:style style:name="P16" style:parent-style-name="Standard" style:family="paragraph">
      <style:text-properties fo:color="#000000" fo:font-size="14pt" style:font-size-asian="14pt" style:font-size-complex="14pt"/>
    </style:style>
    <style:style style:name="P17" style:parent-style-name="Standard" style:family="paragraph">
      <style:text-properties fo:color="#000000" fo:font-size="14pt" style:font-size-asian="14pt" style:font-size-complex="14pt"/>
    </style:style>
    <style:style style:name="P18" style:parent-style-name="Standard" style:family="paragraph">
      <style:text-properties fo:color="#000000" fo:font-size="14pt" style:font-size-asian="14pt" style:font-size-complex="14pt"/>
    </style:style>
    <style:style style:name="P19" style:parent-style-name="Standard" style:family="paragraph">
      <style:text-properties fo:color="#000000" fo:font-size="14pt" style:font-size-asian="14pt" style:font-size-complex="14pt"/>
    </style:style>
    <style:style style:name="P20" style:parent-style-name="Standard" style:family="paragraph">
      <style:text-properties fo:color="#000000" fo:font-size="14pt" style:font-size-asian="14pt" style:font-size-complex="14pt"/>
    </style:style>
    <style:style style:name="P21" style:parent-style-name="Standard" style:family="paragraph">
      <style:text-properties fo:color="#000000" fo:font-size="14pt" style:font-size-asian="14pt" style:font-size-complex="14pt"/>
    </style:style>
    <style:style style:name="P22" style:parent-style-name="Standard" style:family="paragraph">
      <style:text-properties fo:color="#000000" fo:font-size="14pt" style:font-size-asian="14pt" style:font-size-complex="14pt"/>
    </style:style>
    <style:style style:name="P23" style:parent-style-name="Standard" style:family="paragraph">
      <style:text-properties fo:color="#000000" fo:font-size="14pt" style:font-size-asian="14pt" style:font-size-complex="14pt"/>
    </style:style>
    <style:style style:name="P24" style:parent-style-name="Standard" style:family="paragraph">
      <style:text-properties fo:color="#000000" fo:font-size="14pt" style:font-size-asian="14pt" style:font-size-complex="14pt"/>
    </style:style>
    <style:style style:name="T25" style:parent-style-name="Policepardéfaut" style:family="text">
      <style:text-properties fo:color="#000000" fo:font-size="14pt" style:font-size-asian="14pt" style:font-size-complex="14pt"/>
    </style:style>
    <style:style style:name="T26" style:parent-style-name="Policepardéfaut" style:family="text">
      <style:text-properties fo:color="#000000" fo:font-size="14pt" style:font-size-asian="14pt" style:font-size-complex="14pt"/>
    </style:style>
    <style:style style:name="T27" style:parent-style-name="Policepardéfaut" style:family="text">
      <style:text-properties fo:color="#000000" fo:font-size="14pt" style:font-size-asian="14pt" style:font-size-complex="14pt"/>
    </style:style>
    <style:style style:name="T28" style:parent-style-name="Policepardéfaut" style:family="text">
      <style:text-properties fo:color="#000000" fo:font-size="14pt" style:font-size-asian="14pt" style:font-size-complex="14pt"/>
    </style:style>
    <style:style style:name="T29" style:parent-style-name="Policepardéfaut" style:family="text">
      <style:text-properties fo:color="#000000" fo:font-size="14pt" style:font-size-asian="14pt" style:font-size-complex="14pt"/>
    </style:style>
    <style:style style:name="T30" style:parent-style-name="Policepardéfaut" style:family="text">
      <style:text-properties fo:color="#000000" fo:font-size="14pt" style:font-size-asian="14pt" style:font-size-complex="14pt"/>
    </style:style>
  </office:automatic-styles>
  <office:body>
    <office:text text:use-soft-page-breaks="true">
      <text:p text:style-name="P1">Dossier technique :</text:p>
      <text:p text:style-name="P2"/>
      <text:p text:style-name="P3">Projet en générale</text:p>
      <text:p text:style-name="P4">Projet divisé en 2 + choix</text:p>
      <text:p text:style-name="P5">Projet divisé en 3<text:s/>détails<text:s/>+ choix</text:p>
      <text:p text:style-name="P6"/>
      <text:p text:style-name="P7">Notre projet est de réaliser un dispositif gonflant automatiquement la roue d'un vélo à la pression demandée depuis un<text:s/>smartphone. Cette borne transportable est à placer sur les sentiers/routes de vélos. Mise à disposition pour des compétions, il donne un gain de temps aux cyclistes qui pourrait avoir un problème de sous-gonflage ou de crevaison.</text:p>
      <text:p text:style-name="P8"/>
      <text:p text:style-name="P9">Pour une organisation optimisée, nous avons divisé le projet en deux sous-projets :</text:p>
      <text:list text:style-name="LFO1" text:continue-numbering="true">
        <text:list-item>
          <text:p text:style-name="P10">L'optimisation charge batterie : Réalisation<text:s/>d'un dispositif contrôlant "in situ" la puissance instantanée fournie par un panneau photovoltaïque.</text:p>
        </text:list-item>
        <text:list-item>
          <text:p text:style-name="P11">Gestion du gonflage : Réalisation<text:s/>de l'automatisation du gonflage d'une roue de vélo.</text:p>
        </text:list-item>
      </text:list>
      <text:p text:style-name="P12"/>
      <text:p text:style-name="P13">Nous avons décidé de travailler sur la gestion du gonflage, automatiser le gonflage d'une roue implique d'acquérir la consigne de pression, de mesurer la pression de la roue et de commander, soit la marche/arrêt du gonfleur électrique soit l'évacuation de l'excédent de pression. Ce sous-projet se découpe en 3 parties :</text:p>
      <text:p text:style-name="P14"><text:s text:c="6"/></text:p>
      <text:p text:style-name="P15"><text:tab/>A- (1 élève : Julie) Mesure de la pression :</text:p>
      <text:p text:style-name="P16"/>
      <text:p text:style-name="P17"><text:s/>Création d'un Excel pour émettre une hypothèse de la pression, création d'un programme de mesure de pression, jumelage des<text:s/>programmes avec Janis.</text:p>
      <text:p text:style-name="P18"><text:s text:c="6"/></text:p>
      <text:p text:style-name="P19"><text:tab/>B- (1 élève : Janis) Affichage et gestion du gonflage :<text:s/></text:p>
      <text:p text:style-name="P20"/>
      <text:p text:style-name="P21">Choix des<text:s/>composants et<text:s/>du moteur, calcul de coefficient directeur pour afficher en bar les volt (tension -&gt;bar)<text:s/>sur l’affichage<text:s/>aiguille, création programme pour gonfler/dégonfler/ne rien faire. <text:s text:c="4"/></text:p>
      <text:p text:style-name="P22"><text:s/><text:tab/></text:p>
      <text:p text:style-name="P23"><text:tab/>C- (1 élève : Romain) Application smartphone :</text:p>
      <text:p text:style-name="P24"/>
      <text:p text:style-name="Standard"><text:span text:style-name="T25">Pour ma part je me focalise sur la partie communication smartphone et création de l'application. Création de l’application sur appin</text:span><text:span text:style-name="T26">ventor, choix du composant module<text:s/></text:span><text:span text:style-name="T27">Bluetooth</text:span><text:span text:style-name="T28">, programmation de la réception de consigne sur Psoc. J'ai<text:s/></text:span><text:span text:style-name="T29">choisi</text:span><text:span text:style-name="T30"><text:s/>cette partie car je trouve se domaine très intéressant et je possède des facilités avec la programm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ain Perez</dc:creator>
    <meta:creation-date>2018-03-19T08:35:00Z</meta:creation-date>
    <dc:date>2020-11-06T20:13:00Z</dc:date>
    <meta:template xlink:href="Normal.dotm" xlink:type="simple"/>
    <meta:editing-cycles>10</meta:editing-cycles>
    <meta:editing-duration>PT3420S</meta:editing-duration>
    <meta:document-statistic meta:page-count="1" meta:paragraph-count="3" meta:word-count="301" meta:character-count="1955" meta:row-count="13" meta:non-whitespace-character-count="1657"/>
  </office:meta>
</office:document-meta>
</file>